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951in" text:list-level-position-and-space-mode="label-alignment">
          <style:list-level-label-alignment text:label-followed-by="listtab" fo:margin-left="0.5451in" fo:text-indent="-0.295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3972in" text:min-label-width="0.25in" text:list-level-position-and-space-mode="label-alignment">
          <style:list-level-label-alignment text:label-followed-by="listtab" fo:margin-left="0.647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305in" text:min-label-width="0.3333in" text:list-level-position-and-space-mode="label-alignment">
          <style:list-level-label-alignment text:label-followed-by="listtab" fo:margin-left="1.063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38in" text:min-label-width="0.3333in" text:list-level-position-and-space-mode="label-alignment">
          <style:list-level-label-alignment text:label-followed-by="listtab" fo:margin-left="1.3972in" fo:text-indent="-0.3333in"/>
        </style:list-level-properties>
      </text:list-level-style-number>
      <text:list-level-style-number text:level="4" style:num-suffix="." style:num-format="1">
        <style:list-level-properties text:space-before="1.3972in" text:min-label-width="0.3333in" text:list-level-position-and-space-mode="label-alignment">
          <style:list-level-label-alignment text:label-followed-by="listtab" fo:margin-left="1.730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305in" text:min-label-width="0.3333in" text:list-level-position-and-space-mode="label-alignment">
          <style:list-level-label-alignment text:label-followed-by="listtab" fo:margin-left="2.063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38in" text:min-label-width="0.3333in" text:list-level-position-and-space-mode="label-alignment">
          <style:list-level-label-alignment text:label-followed-by="listtab" fo:margin-left="2.3972in" fo:text-indent="-0.3333in"/>
        </style:list-level-properties>
      </text:list-level-style-number>
      <text:list-level-style-number text:level="7" style:num-suffix="." style:num-format="1">
        <style:list-level-properties text:space-before="2.3972in" text:min-label-width="0.3333in" text:list-level-position-and-space-mode="label-alignment">
          <style:list-level-label-alignment text:label-followed-by="listtab" fo:margin-left="2.730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305in" text:min-label-width="0.3333in" text:list-level-position-and-space-mode="label-alignment">
          <style:list-level-label-alignment text:label-followed-by="listtab" fo:margin-left="3.063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38in" text:min-label-width="0.3333in" text:list-level-position-and-space-mode="label-alignment">
          <style:list-level-label-alignment text:label-followed-by="listtab" fo:margin-left="3.3972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3958in" text:min-label-width="0.3333in" text:list-level-position-and-space-mode="label-alignment">
          <style:list-level-label-alignment text:label-followed-by="listtab" fo:margin-left="0.7291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91in" text:min-label-width="0.3333in" text:list-level-position-and-space-mode="label-alignment">
          <style:list-level-label-alignment text:label-followed-by="listtab" fo:margin-left="1.06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25in" text:min-label-width="0.3333in" text:list-level-position-and-space-mode="label-alignment">
          <style:list-level-label-alignment text:label-followed-by="listtab" fo:margin-left="1.3958in" fo:text-indent="-0.3333in"/>
        </style:list-level-properties>
      </text:list-level-style-number>
      <text:list-level-style-number text:level="4" style:num-suffix="." style:num-format="1">
        <style:list-level-properties text:space-before="1.3958in" text:min-label-width="0.3333in" text:list-level-position-and-space-mode="label-alignment">
          <style:list-level-label-alignment text:label-followed-by="listtab" fo:margin-left="1.729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7" style:num-suffix="." style:num-format="1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25in" text:min-label-width="0.3333in" text:list-level-position-and-space-mode="label-alignment">
          <style:list-level-label-alignment text:label-followed-by="listtab" fo:margin-left="3.3958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bullet text:level="1" text:style-name="WW_CharLFO10LVL1" text:bullet-char="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style:text-autospace="none" fo:text-align="center" fo:line-height="150%"/>
    </style:style>
    <style:style style:name="P4" style:parent-style-name="內文" style:family="paragraph">
      <style:text-properties style:font-name="標楷體" style:font-name-asian="標楷體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6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6pt"/>
    </style:style>
    <style:style style:name="T7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6pt"/>
    </style:style>
    <style:style style:name="T8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6pt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6pt"/>
    </style:style>
    <style:style style:name="T10" style:parent-style-name="預設段落字型" style:family="text">
      <style:text-properties style:font-name-asian="標楷體" fo:font-weight="bold" style:font-weight-asian="bold" fo:font-size="18pt" style:font-size-asian="18pt" style:font-size-complex="16pt"/>
    </style:style>
    <style:style style:name="T11" style:parent-style-name="預設段落字型" style:family="text">
      <style:text-properties style:font-name-asian="標楷體" fo:font-weight="bold" style:font-weight-asian="bold" fo:font-size="18pt" style:font-size-asian="18pt" style:font-size-complex="16pt"/>
    </style:style>
    <style:style style:name="T12" style:parent-style-name="預設段落字型" style:family="text">
      <style:text-properties style:font-name-asian="標楷體" fo:font-weight="bold" style:font-weight-asian="bold" fo:font-size="18pt" style:font-size-asian="18pt" style:font-size-complex="16pt"/>
    </style:style>
    <style:style style:name="TableColumn14" style:family="table-column">
      <style:table-column-properties style:column-width="6.4472in"/>
    </style:style>
    <style:style style:name="Table13" style:family="table">
      <style:table-properties style:width="6.4472in" fo:margin-left="0in" table:align="center"/>
    </style:style>
    <style:style style:name="TableRow15" style:family="table-row">
      <style:table-row-properties style:min-row-height="0.759in"/>
    </style:style>
    <style:style style:name="TableCell16" style:family="table-cell">
      <style:table-cell-properties fo:border="0.0208in double #808080" style:border-line-width="0.0069in 0.0069in 0.0069in" style:writing-mode="lr-tb" style:vertical-align="middle" fo:padding-top="0in" fo:padding-left="0.075in" fo:padding-bottom="0in" fo:padding-right="0.075in"/>
    </style:style>
    <style:style style:name="P17" style:parent-style-name="內文" style:family="paragraph">
      <style:paragraph-properties style:text-autospace="none" fo:text-align="justify" fo:line-height="0.2222in"/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P18" style:parent-style-name="內文" style:family="paragraph">
      <style:paragraph-properties style:text-autospace="none" fo:text-align="justify" fo:line-height="0.2222in" fo:text-indent="0.0902in"/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P19" style:parent-style-name="內文" style:family="paragraph">
      <style:paragraph-properties style:text-autospace="none" fo:text-align="justify" fo:line-height="0.2222in" fo:text-indent="0.0902in"/>
    </style:style>
    <style:style style:name="T20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1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2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3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4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5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6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7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8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29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0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1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2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3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4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5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6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7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8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39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40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T41" style:parent-style-name="預設段落字型" style:family="text">
      <style:text-properties style:font-name="標楷體" style:font-name-asian="標楷體" fo:font-weight="bold" style:font-weight-asian="bold" fo:color="#808080" style:letter-kerning="false" fo:font-size="13pt" style:font-size-asian="13pt" style:font-size-complex="13pt"/>
    </style:style>
    <style:style style:name="P42" style:parent-style-name="內文" style:family="paragraph">
      <style:paragraph-properties fo:line-height="0.3472in" fo:margin-left="0.0375in" fo:text-indent="-0.0006in">
        <style:tab-stops/>
      </style:paragraph-properties>
    </style:style>
    <style:style style:name="T43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44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5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7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51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52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53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54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57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P59" style:parent-style-name="內文" style:family="paragraph">
      <style:paragraph-properties style:text-autospace="none" fo:line-height="0.3472in" fo:margin-left="0.0368in" fo:margin-right="-0.1319in">
        <style:tab-stops/>
      </style:paragraph-properties>
    </style:style>
    <style:style style:name="T60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61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65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66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68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69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70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1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2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3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P74" style:parent-style-name="內文" style:family="paragraph">
      <style:paragraph-properties style:text-autospace="none" fo:margin-bottom="0.125in" fo:line-height="0.3472in" fo:margin-left="0.0368in" fo:margin-right="-0.1319in">
        <style:tab-stops/>
      </style:paragraph-properties>
    </style:style>
    <style:style style:name="T75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76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7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8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9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80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1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2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3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84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5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6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7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88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89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0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92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96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ableColumn101" style:family="table-column">
      <style:table-column-properties style:column-width="1.3784in" style:use-optimal-column-width="false"/>
    </style:style>
    <style:style style:name="TableColumn102" style:family="table-column">
      <style:table-column-properties style:column-width="5.7888in" style:use-optimal-column-width="false"/>
    </style:style>
    <style:style style:name="Table100" style:family="table">
      <style:table-properties style:width="7.1673in" fo:margin-left="0in" table:align="center"/>
    </style:style>
    <style:style style:name="TableRow103" style:family="table-row">
      <style:table-row-properties style:row-height="0.3006in"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5" style:parent-style-name="內文" style:family="paragraph">
      <style:paragraph-properties style:text-autospace="none" fo:line-height="0.2034in" fo:margin-right="-0.0131in" fo:text-indent="0.25in"/>
      <style:text-properties style:font-name-asian="標楷體" fo:font-weight="bold" style:font-weight-asian="bold" style:letter-kerning="false"/>
    </style:style>
    <style:style style:name="TableCell10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07" style:parent-style-name="內文" style:family="paragraph">
      <style:paragraph-properties style:text-autospace="none" fo:text-align="center" fo:line-height="0.2034in" fo:margin-left="0.3333in" fo:margin-right="-0.0131in">
        <style:tab-stops/>
      </style:paragraph-properties>
    </style:style>
    <style:style style:name="T108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109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110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111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112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113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114" style:parent-style-name="預設段落字型" style:family="text">
      <style:text-properties style:font-name-asian="標楷體" fo:font-weight="bold" style:font-weight-asian="bold" style:letter-kerning="false" fo:font-size="14pt" style:font-size-asian="14pt"/>
    </style:style>
    <style:style style:name="TableRow115" style:family="table-row">
      <style:table-row-properties style:min-row-height="1.575in" style:use-optimal-row-height="false"/>
    </style:style>
    <style:style style:name="TableCell11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7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118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19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0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1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2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3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4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P125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126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127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8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29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30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31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32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33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34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ableCell13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6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137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38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39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40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41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42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143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44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45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46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47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48" style:parent-style-name="內文" style:list-style-name="LFO11" style:family="paragraph">
      <style:paragraph-properties style:text-autospace="none" fo:text-indent="-0.2645in"/>
    </style:style>
    <style:style style:name="T149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150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151" style:parent-style-name="預設段落字型" style:family="text">
      <style:text-properties style:font-name="標楷體" style:font-name-asian="標楷體" fo:color="#000000" fo:letter-spacing="0.0194in" style:letter-kerning="false"/>
    </style:style>
    <style:style style:name="T152" style:parent-style-name="預設段落字型" style:family="text">
      <style:text-properties style:font-name="標楷體" style:font-name-asian="標楷體" fo:color="#000000" style:letter-kerning="false"/>
    </style:style>
    <style:style style:name="T153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P154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55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56" style:parent-style-name="內文" style:family="paragraph">
      <style:paragraph-properties style:text-autospace="none" fo:text-align="justify"/>
      <style:text-properties style:font-name="標楷體" style:font-name-asian="標楷體" fo:color="#000000" fo:letter-spacing="0.0194in" style:letter-kerning="false" style:text-position="-4.1% 100%"/>
    </style:style>
    <style:style style:name="P157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58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59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TableRow160" style:family="table-row">
      <style:table-row-properties style:min-row-height="0.9833in" style:use-optimal-row-height="false"/>
    </style:style>
    <style:style style:name="TableCell16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2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163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164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165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66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67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68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69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170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ableCell17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2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173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74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75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76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77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78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179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80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81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82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83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84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185" style:parent-style-name="內文" style:list-style-name="LFO11" style:family="paragraph">
      <style:paragraph-properties style:text-autospace="none" fo:text-align="justify" fo:text-indent="-0.2645in"/>
    </style:style>
    <style:style style:name="T186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187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188" style:parent-style-name="預設段落字型" style:family="text">
      <style:text-properties style:font-name="標楷體" style:font-name-asian="標楷體" fo:color="#000000" fo:letter-spacing="0.0194in" style:letter-kerning="false"/>
    </style:style>
    <style:style style:name="T189" style:parent-style-name="預設段落字型" style:family="text">
      <style:text-properties style:font-name="標楷體" style:font-name-asian="標楷體" fo:color="#000000" style:letter-kerning="false"/>
    </style:style>
    <style:style style:name="T190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P191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92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93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94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95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196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TableRow197" style:family="table-row">
      <style:table-row-properties style:min-row-height="1.575in" style:use-optimal-row-height="false"/>
    </style:style>
    <style:style style:name="TableCell19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9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200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201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202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03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04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05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06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07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ableCell20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09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210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1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2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3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4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5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216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7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8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19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20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21" style:parent-style-name="內文" style:list-style-name="LFO11" style:family="paragraph">
      <style:paragraph-properties style:text-autospace="none" fo:text-align="justify" fo:text-indent="-0.2645in"/>
    </style:style>
    <style:style style:name="T222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223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224" style:parent-style-name="預設段落字型" style:family="text">
      <style:text-properties style:font-name="標楷體" style:font-name-asian="標楷體" fo:color="#000000" fo:letter-spacing="0.0194in" style:letter-kerning="false"/>
    </style:style>
    <style:style style:name="T225" style:parent-style-name="預設段落字型" style:family="text">
      <style:text-properties style:font-name="標楷體" style:font-name-asian="標楷體" fo:color="#000000" style:letter-kerning="false"/>
    </style:style>
    <style:style style:name="T226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P227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28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29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30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31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TableRow232" style:family="table-row">
      <style:table-row-properties style:min-row-height="0.3923in" style:use-optimal-row-height="false"/>
    </style:style>
    <style:style style:name="TableCell23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34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235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236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237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38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39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40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41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42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ableCell24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44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245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46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47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48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49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50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251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52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53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54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55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56" style:parent-style-name="內文" style:list-style-name="LFO11" style:family="paragraph">
      <style:paragraph-properties style:text-autospace="none" fo:text-align="justify" fo:text-indent="-0.2645in"/>
    </style:style>
    <style:style style:name="T257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258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259" style:parent-style-name="預設段落字型" style:family="text">
      <style:text-properties style:font-name="標楷體" style:font-name-asian="標楷體" fo:color="#000000" fo:letter-spacing="0.0194in" style:letter-kerning="false"/>
    </style:style>
    <style:style style:name="T260" style:parent-style-name="預設段落字型" style:family="text">
      <style:text-properties style:font-name="標楷體" style:font-name-asian="標楷體" fo:color="#000000" style:letter-kerning="false"/>
    </style:style>
    <style:style style:name="T261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P262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63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64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65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TableRow266" style:family="table-row">
      <style:table-row-properties style:min-row-height="1.575in" style:use-optimal-row-height="false"/>
    </style:style>
    <style:style style:name="TableCell26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68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269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letter-kerning="false" style:text-position="-4.1% 100%"/>
    </style:style>
    <style:style style:name="P270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271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72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73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74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75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276" style:parent-style-name="預設段落字型" style:family="text">
      <style:text-properties style:font-name-asian="標楷體" fo:font-weight="bold" style:font-weight-asian="bold" fo:color="#000000" style:letter-kerning="false" style:text-position="-4.1% 100%"/>
    </style:style>
    <style:style style:name="TableCell27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78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279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0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1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2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3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4" style:parent-style-name="內文" style:list-style-name="LFO11" style:family="paragraph">
      <style:paragraph-properties style:text-autospace="none" fo:text-align="justify" fo:text-indent="-0.2645in"/>
      <style:text-properties style:font-name="標楷體" style:font-name-asian="標楷體" fo:color="#000000" fo:letter-spacing="0.0194in" style:letter-kerning="false" style:text-position="-4.1% 100%"/>
    </style:style>
    <style:style style:name="P285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6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7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8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89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290" style:parent-style-name="內文" style:list-style-name="LFO11" style:family="paragraph">
      <style:paragraph-properties style:text-autospace="none" fo:text-align="justify" fo:text-indent="-0.2645in"/>
    </style:style>
    <style:style style:name="T291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292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T293" style:parent-style-name="預設段落字型" style:family="text">
      <style:text-properties style:font-name="標楷體" style:font-name-asian="標楷體" fo:color="#000000" fo:letter-spacing="0.0194in" style:letter-kerning="false"/>
    </style:style>
    <style:style style:name="T294" style:parent-style-name="預設段落字型" style:family="text">
      <style:text-properties style:font-name="標楷體" style:font-name-asian="標楷體" fo:color="#000000" style:letter-kerning="false"/>
    </style:style>
    <style:style style:name="T295" style:parent-style-name="預設段落字型" style:family="text">
      <style:text-properties style:font-name="標楷體" style:font-name-asian="標楷體" fo:color="#000000" fo:letter-spacing="0.0194in" style:letter-kerning="false" style:text-position="-4.1% 100%"/>
    </style:style>
    <style:style style:name="P296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97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98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299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P300" style:parent-style-name="內文" style:family="paragraph">
      <style:paragraph-properties style:text-autospace="none" fo:text-align="justify"/>
      <style:text-properties style:font-name-asian="標楷體" fo:color="#000000" style:letter-kerning="false"/>
    </style:style>
    <style:style style:name="TableRow301" style:family="table-row">
      <style:table-row-properties style:min-row-height="1.575in" style:use-optimal-row-height="false"/>
    </style:style>
    <style:style style:name="TableCell30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303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  <style:text-properties style:font-name-asian="標楷體" fo:font-weight="bold" style:font-weight-asian="bold" fo:color="#000000" style:text-scale="99%" style:letter-kerning="false" style:font-size-complex="14pt"/>
    </style:style>
    <style:style style:name="P304" style:parent-style-name="內文" style:family="paragraph">
      <style:paragraph-properties style:text-autospace="none" fo:text-align="center" fo:margin-top="0.0166in" fo:line-height="0.25in" fo:margin-left="0.0708in" fo:margin-right="0.0159in">
        <style:tab-stops/>
      </style:paragraph-properties>
    </style:style>
    <style:style style:name="T305" style:parent-style-name="預設段落字型" style:family="text">
      <style:text-properties style:font-name-asian="標楷體" fo:font-weight="bold" style:font-weight-asian="bold" fo:color="#000000" style:text-scale="99%" style:letter-kerning="false" style:font-size-complex="14pt"/>
    </style:style>
    <style:style style:name="TableCell30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307" style:parent-style-name="內文" style:family="paragraph">
      <style:paragraph-properties style:text-autospace="none" fo:text-align="justify" fo:margin-left="0.3333in">
        <style:tab-stops/>
      </style:paragraph-properties>
      <style:text-properties style:font-name="標楷體" style:font-name-asian="標楷體" fo:color="#000000" fo:letter-spacing="0.0194in" style:letter-kerning="false" style:text-position="-4.1% 100%"/>
    </style:style>
    <style:style style:name="P308" style:parent-style-name="內文" style:family="paragraph">
      <style:paragraph-properties style:line-break="normal" style:text-autospace="none" fo:text-align="end" fo:line-height="0.1944in" fo:margin-right="-0.0138in"/>
      <style:text-properties style:font-name-asian="標楷體" fo:color="#000000" style:text-scale="99%" style:letter-kerning="false" fo:font-size="14pt" style:font-size-asian="14pt" style:font-size-complex="14pt"/>
    </style:style>
    <style:style style:name="P309" style:parent-style-name="內文" style:family="paragraph">
      <style:paragraph-properties style:text-autospace="none" fo:text-align="end" fo:line-height="0.1944in" fo:margin-right="-0.0138in"/>
      <style:text-properties style:font-name-asian="標楷體" fo:color="#000000" style:text-scale="99%" style:letter-kerning="false" fo:font-size="14pt" style:font-size-asian="14pt" style:font-size-complex="14pt"/>
    </style:style>
    <style:style style:name="P310" style:parent-style-name="內文" style:family="paragraph">
      <style:paragraph-properties style:line-break="normal" style:text-autospace="none" fo:text-align="end" fo:line-height="0.1944in"/>
    </style:style>
    <style:style style:name="T311" style:parent-style-name="預設段落字型" style:family="text"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T312" style:parent-style-name="預設段落字型" style:family="text"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T313" style:parent-style-name="預設段落字型" style:family="text">
      <style:text-properties style:font-name-asian="標楷體" fo:font-weight="bold" style:font-weight-asian="bold" fo:color="#000000" style:text-scale="99%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314" style:parent-style-name="內文" style:family="paragraph">
      <style:paragraph-properties fo:text-align="justify" fo:line-height="0.1944in" fo:margin-left="0.1527in" fo:text-indent="-0.1527in">
        <style:tab-stops/>
      </style:paragraph-properties>
      <style:text-properties style:font-name="標楷體" style:font-name-asian="標楷體" fo:font-size="11pt" style:font-size-asian="11pt"/>
    </style:style>
    <style:style style:name="P315" style:parent-style-name="內文" style:family="paragraph">
      <style:paragraph-properties fo:text-align="justify" fo:line-height="0.2222in" fo:margin-left="0.1666in" fo:text-indent="-0.1666in">
        <style:tab-stops/>
      </style:paragraph-properties>
      <style:text-properties style:font-name="標楷體" style:font-name-asian="標楷體"/>
    </style:style>
    <style:style style:name="P316" style:parent-style-name="內文" style:list-style-name="LFO9" style:family="paragraph">
      <style:paragraph-properties style:text-autospace="none" fo:text-align="justify" fo:line-height="0.2222in" fo:margin-left="0.1972in" fo:margin-right="-0.1319in" fo:text-indent="-0.1972in">
        <style:tab-stops/>
      </style:paragraph-properties>
      <style:text-properties style:font-name="標楷體" style:font-name-asian="標楷體" fo:font-size="11pt" style:font-size-asian="11pt"/>
    </style:style>
    <style:style style:name="P317" style:parent-style-name="內文" style:list-style-name="LFO9" style:family="paragraph">
      <style:paragraph-properties style:text-autospace="none" fo:text-align="justify" fo:line-height="0.2222in" fo:margin-left="0.1972in" fo:margin-right="-0.1319in" fo:text-indent="-0.1972in">
        <style:tab-stops/>
      </style:paragraph-properties>
    </style:style>
    <style:style style:name="T318" style:parent-style-name="預設段落字型" style:family="text">
      <style:text-properties style:font-name="標楷體" style:font-name-asian="標楷體" fo:font-size="11pt" style:font-size-asian="11pt"/>
    </style:style>
    <style:style style:name="T319" style:parent-style-name="預設段落字型" style:family="text">
      <style:text-properties style:font-name="標楷體" style:font-name-asian="標楷體" fo:font-size="11pt" style:font-size-asian="11pt"/>
    </style:style>
    <style:style style:name="T320" style:parent-style-name="預設段落字型" style:family="text">
      <style:text-properties style:font-name="標楷體" style:font-name-asian="標楷體" fo:font-size="11pt" style:font-size-asian="11pt"/>
    </style:style>
    <style:style style:name="T321" style:parent-style-name="預設段落字型" style:family="text">
      <style:text-properties style:font-name="標楷體" style:font-name-asian="標楷體" fo:font-size="11pt" style:font-size-asian="11pt"/>
    </style:style>
    <style:style style:name="T322" style:parent-style-name="預設段落字型" style:family="text">
      <style:text-properties style:font-name="標楷體" style:font-name-asian="標楷體" fo:font-size="11pt" style:font-size-asian="11pt"/>
    </style:style>
    <style:style style:name="T323" style:parent-style-name="預設段落字型" style:family="text">
      <style:text-properties style:font-name="標楷體" style:font-name-asian="標楷體" fo:font-size="11pt" style:font-size-asian="11pt"/>
    </style:style>
    <style:style style:name="T324" style:parent-style-name="預設段落字型" style:family="text">
      <style:text-properties style:font-name="標楷體" style:font-name-asian="標楷體" fo:font-size="11pt" style:font-size-asian="11pt"/>
    </style:style>
    <style:style style:name="T325" style:parent-style-name="預設段落字型" style:family="text">
      <style:text-properties style:font-name="標楷體" style:font-name-asian="標楷體" fo:font-size="11pt" style:font-size-asian="11pt"/>
    </style:style>
    <style:style style:name="T326" style:parent-style-name="預設段落字型" style:family="text">
      <style:text-properties style:font-name="標楷體" style:font-name-asian="標楷體" fo:font-size="11pt" style:font-size-asian="11pt"/>
    </style:style>
    <style:style style:name="P327" style:parent-style-name="內文" style:family="paragraph">
      <style:paragraph-properties style:text-autospace="none" fo:text-align="justify" fo:line-height="0.2222in" fo:margin-right="-0.1319in"/>
      <style:text-properties style:font-name="標楷體" style:font-name-asian="標楷體" fo:font-size="11pt" style:font-size-asian="11pt"/>
    </style:style>
    <style:style style:name="TableColumn329" style:family="table-column">
      <style:table-column-properties style:column-width="4.1937in"/>
    </style:style>
    <style:style style:name="Table328" style:family="table">
      <style:table-properties style:width="4.1937in" fo:margin-left="0in" table:align="left"/>
    </style:style>
    <style:style style:name="TableRow330" style:family="table-row">
      <style:table-row-properties style:min-row-height="0.6687in"/>
    </style:style>
    <style:style style:name="TableCell331" style:family="table-cell">
      <style:table-cell-properties fo:border="0.0208in double #808080" style:border-line-width="0.0069in 0.0069in 0.0069in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text-autospace="none" fo:text-align="justify" fo:margin-top="0.125in" fo:line-height="0.2222in" fo:margin-right="-0.1319in"/>
    </style:style>
    <style:style style:name="T333" style:parent-style-name="預設段落字型" style:family="text">
      <style:text-properties style:font-name-asian="標楷體" fo:font-weight="bold" style:font-weight-asian="bold" fo:color="#808080" style:text-scale="99%" style:letter-kerning="false" fo:font-size="14pt" style:font-size-asian="14pt" style:font-size-complex="14pt"/>
    </style:style>
    <style:style style:name="T334" style:parent-style-name="預設段落字型" style:family="text">
      <style:text-properties style:font-name-asian="標楷體" fo:font-weight="bold" style:font-weight-asian="bold" fo:color="#808080" style:text-scale="99%" style:letter-kerning="false" fo:font-size="14pt" style:font-size-asian="14pt" style:font-size-complex="14pt"/>
    </style:style>
    <style:style style:name="T335" style:parent-style-name="預設段落字型" style:family="text">
      <style:text-properties style:font-name-asian="標楷體" fo:font-weight="bold" style:font-weight-asian="bold" fo:color="#808080" style:text-scale="99%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336" style:parent-style-name="內文" style:family="paragraph">
      <style:paragraph-properties style:text-autospace="none" fo:text-align="justify" fo:line-height="0.2222in" fo:margin-right="-0.1319in"/>
      <style:text-properties style:font-name="標楷體" style:font-name-asian="標楷體" fo:font-size="11pt" style:font-size-asian="11pt"/>
    </style:style>
    <style:style style:name="P337" style:parent-style-name="內文" style:family="paragraph">
      <style:paragraph-properties style:text-autospace="none" fo:text-align="justify" fo:line-height="0.2222in" fo:margin-right="-0.1319in"/>
      <style:text-properties style:font-name="標楷體" style:font-name-asian="標楷體" fo:font-size="11pt" style:font-size-asian="11pt"/>
    </style:style>
    <style:style style:name="P338" style:parent-style-name="內文" style:family="paragraph">
      <style:paragraph-properties style:text-autospace="none" fo:text-align="justify" fo:line-height="0.2222in" fo:margin-right="-0.1319in"/>
      <style:text-properties style:font-name="標楷體" style:font-name-asian="標楷體" fo:font-size="11pt" style:font-size-asian="11pt"/>
    </style:style>
    <style:style style:name="P339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0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1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2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3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4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5" style:parent-style-name="內文" style:family="paragraph">
      <style:paragraph-properties style:text-autospace="none" fo:line-height="0.2222in" fo:margin-right="-0.1319in"/>
      <style:text-properties style:font-name-asian="標楷體" fo:font-weight="bold" style:font-weight-asian="bold" fo:color="#000000" style:text-scale="99%" style:letter-kerning="false" fo:font-size="14pt" style:font-size-asian="14pt" style:font-size-complex="14pt"/>
    </style:style>
    <style:style style:name="P346" style:parent-style-name="內文" style:family="paragraph">
      <style:paragraph-properties style:text-autospace="none" fo:line-height="0.2222in" fo:margin-left="3.5in" fo:margin-right="-0.1319in">
        <style:tab-stops/>
      </style:paragraph-properties>
      <style:text-properties style:font-name-asian="標楷體" fo:font-size="11pt" style:font-size-asian="11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7728" draw:id="id0" draw:style-name="a0" draw:name="文字方塊 2" text:anchor-type="paragraph" svg:x="0.15486in" svg:y="-0.08611in" svg:width="0.7625in" svg:height="0.35in" style:rel-width="scale" style:rel-height="scale"><draw:text-box><text:p text:style-name="P4">表四</text:p></draw:text-box><svg:title/><svg:desc/></draw:frame><text:span text:style-name="T5">國立臺北科技大學</text:span><text:span text:style-name="T6">校外</text:span><text:span text:style-name="T7">實習</text:span><text:span text:style-name="T8">紀</text:span><text:span text:style-name="T9">錄</text:span><text:span text:style-name="T10">(</text:span><text:span text:style-name="T11">學生</text:span><text:span text:style-name="T12">)</text:span>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請依實習輔導老師及實習機構單位主管需求，選擇以下一項紀錄型式撰寫：</text:p>
            <text:p text:style-name="P18">□週<text:s text:c="2"/>記，記錄期間： <text:s/><text:s/><text:s/>年<text:s/><text:s/><text:s/><text:s/>月 <text:s/><text:s/><text:s/>日至 <text:s/><text:s/><text:s/>年 <text:s/><text:s/><text:s/>月 <text:s/><text:s/><text:s/>日<text:s/></text:p>
            <text:p text:style-name="P19"><text:span text:style-name="T20">□雙週記</text:span><text:span text:style-name="T21">，記錄期間：<text:s/></text:span><text:span text:style-name="T22"><text:s/></text:span><text:span text:style-name="T23"><text:s/></text:span><text:span text:style-name="T24"><text:s/></text:span><text:span text:style-name="T25">年<text:s/></text:span><text:span text:style-name="T26"><text:s/></text:span><text:span text:style-name="T27"><text:s/></text:span><text:span text:style-name="T28"><text:s/></text:span><text:span text:style-name="T29">月 <text:s/></text:span><text:span text:style-name="T30"><text:s/></text:span><text:span text:style-name="T31"><text:s/></text:span><text:span text:style-name="T32">日至 <text:s/></text:span><text:span text:style-name="T33"><text:s/></text:span><text:span text:style-name="T34"><text:s/>年<text:s/></text:span><text:span text:style-name="T35"><text:s/></text:span><text:span text:style-name="T36"><text:s/></text:span><text:span text:style-name="T37"><text:s/>月</text:span><text:span text:style-name="T38"><text:s/></text:span><text:span text:style-name="T39"><text:s text:c="2"/></text:span><text:span text:style-name="T40"><text:s/></text:span><text:span text:style-name="T41">日</text:span></text:p>
          </table:table-cell>
        </table:table-row>
      </table:table>
      <text:p text:style-name="P42"><text:span text:style-name="T43">實習機構名稱：</text:span><text:span text:style-name="T44"><text:s text:c="10"/></text:span><text:span text:style-name="T45"><text:s text:c="5"/></text:span><text:span text:style-name="T46"><text:s/></text:span><text:span text:style-name="T47"><text:s/></text:span><text:span text:style-name="T48"><text:s text:c="2"/></text:span><text:span text:style-name="T49"><text:s text:c="2"/></text:span><text:span text:style-name="T50"><text:s text:c="2"/></text:span><text:span text:style-name="T51"><text:s text:c="4"/></text:span><text:span text:style-name="T52">學生系所別</text:span><text:span text:style-name="T53">：</text:span><text:span text:style-name="T54"><text:s text:c="10"/></text:span><text:span text:style-name="T55"><text:s text:c="6"/></text:span><text:span text:style-name="T56"><text:s/></text:span><text:span text:style-name="T57"><text:s text:c="2"/></text:span><text:span text:style-name="T58"><text:s text:c="2"/></text:span></text:p>
      <text:p text:style-name="P59"><text:span text:style-name="T60">實習學生姓名：</text:span><text:span text:style-name="T61"><text:s text:c="11"/></text:span><text:span text:style-name="T62"><text:s text:c="2"/></text:span><text:span text:style-name="T63"><text:s/></text:span><text:span text:style-name="T64"><text:s text:c="4"/></text:span><text:span text:style-name="T65"><text:s/></text:span><text:span text:style-name="T66"><text:s text:c="2"/></text:span><text:span text:style-name="T67"><text:s text:c="2"/></text:span><text:span text:style-name="T68"><text:s text:c="4"/></text:span><text:span text:style-name="T69">實習學生學號：</text:span><text:span text:style-name="T70"><text:s text:c="10"/></text:span><text:span text:style-name="T71"><text:s text:c="6"/></text:span><text:span text:style-name="T72"><text:s/></text:span><text:span text:style-name="T73"><text:s text:c="2"/></text:span></text:p>
      <text:p text:style-name="P74"><text:span text:style-name="T75">實習期間：</text:span><text:span text:style-name="T76"><text:s/></text:span><text:span text:style-name="T77"><text:s text:c="2"/></text:span><text:span text:style-name="T78"><text:s text:c="3"/></text:span><text:span text:style-name="T79">年</text:span><text:span text:style-name="T80"><text:s text:c="2"/></text:span><text:span text:style-name="T81"><text:s text:c="2"/></text:span><text:span text:style-name="T82"><text:s text:c="2"/></text:span><text:span text:style-name="T83">月</text:span><text:span text:style-name="T84"><text:s text:c="3"/></text:span><text:span text:style-name="T85"><text:s text:c="2"/></text:span><text:span text:style-name="T86"><text:s/></text:span><text:span text:style-name="T87">日 至</text:span><text:span text:style-name="T88"><text:s/></text:span><text:span text:style-name="T89"><text:s text:c="2"/></text:span><text:span text:style-name="T90"><text:s text:c="3"/></text:span><text:span text:style-name="T91">年</text:span><text:span text:style-name="T92"><text:s/></text:span><text:span text:style-name="T93"><text:s text:c="2"/></text:span><text:span text:style-name="T94"><text:s text:c="3"/></text:span><text:span text:style-name="T95">月</text:span><text:span text:style-name="T96"><text:s/></text:span><text:span text:style-name="T97"><text:s text:c="2"/></text:span><text:span text:style-name="T98"><text:s text:c="3"/></text:span><text:span text:style-name="T99">日</text:span>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/>日<text:s text:c="2"/><text:s/>期</text:p>
          </table:table-cell>
          <table:table-cell table:style-name="TableCell106">
            <text:p text:style-name="P107"><text:span text:style-name="T108">記</text:span><text:span text:style-name="T109"><text:s/></text:span><text:span text:style-name="T110">錄</text:span><text:span text:style-name="T111"><text:s/></text:span><text:span text:style-name="T112">項</text:span><text:span text:style-name="T113"><text:s/></text:span><text:span text:style-name="T114">目</text:span></text:p>
          </table:table-cell>
        </table:table-row>
        <table:table-row table:style-name="TableRow115">
          <table:table-cell table:style-name="TableCell116">
            <text:p text:style-name="P117"><text:span text:style-name="T118">月</text:span><text:span text:style-name="T119"><text:s/></text:span><text:span text:style-name="T120"><text:s/></text:span><text:span text:style-name="T121">日</text:span><text:span text:style-name="T122">(</text:span><text:span text:style-name="T123">週一</text:span><text:span text:style-name="T124">)</text:span></text:p>
            <text:p text:style-name="P125">至</text:p>
            <text:p text:style-name="P126"><text:span text:style-name="T127">月</text:span><text:span text:style-name="T128"><text:s/></text:span><text:span text:style-name="T129"><text:s/></text:span><text:span text:style-name="T130">日</text:span><text:span text:style-name="T131">(</text:span><text:span text:style-name="T132">週</text:span><text:span text:style-name="T133">五</text:span><text:span text:style-name="T134">)</text:span></text:p>
          </table:table-cell>
          <table:table-cell table:style-name="TableCell135">
            <text:list text:style-name="LFO11" text:continue-numbering="true">
              <text:list-item>
                <text:p text:style-name="P136">實習內容：<text:s text:c="2"/></text:p>
              </text:list-item>
            </text:list>
            <text:p text:style-name="P137"/>
            <text:p text:style-name="P138"/>
            <text:p text:style-name="P139"/>
            <text:p text:style-name="P140"/>
            <text:p text:style-name="P141"/>
            <text:list text:style-name="LFO11" text:continue-numbering="true">
              <text:list-item>
                <text:p text:style-name="P142">實習觀察及心得：</text:p>
              </text:list-item>
            </text:list>
            <text:p text:style-name="P143"/>
            <text:p text:style-name="P144"/>
            <text:p text:style-name="P145"/>
            <text:p text:style-name="P146"/>
            <text:p text:style-name="P147"/>
            <text:list text:style-name="LFO11" text:continue-numbering="true">
              <text:list-item>
                <text:p text:style-name="P148"><text:span text:style-name="T149">實習</text:span><text:span text:style-name="T150">發掘的</text:span><text:span text:style-name="T151">問題</text:span><text:span text:style-name="T152">及建議</text:span><text:span text:style-name="T153">：</text:span></text:p>
              </text:list-item>
            </text:list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</table:table-cell>
        </table:table-row>
        <table:table-row table:style-name="TableRow160">
          <table:table-cell table:style-name="TableCell161">
            <text:p text:style-name="P162">月<text:s text:c="2"/>日(週一)</text:p>
            <text:p text:style-name="P163">至</text:p>
            <text:p text:style-name="P164"><text:span text:style-name="T165">月</text:span><text:span text:style-name="T166"><text:s text:c="2"/></text:span><text:span text:style-name="T167">日</text:span><text:span text:style-name="T168">(</text:span><text:span text:style-name="T169">週五</text:span><text:span text:style-name="T170">)</text:span></text:p>
          </table:table-cell>
          <table:table-cell table:style-name="TableCell171">
            <text:list text:style-name="LFO11" text:continue-numbering="true">
              <text:list-item>
                <text:p text:style-name="P172">實習內容：</text:p>
              </text:list-item>
            </text:list>
            <text:p text:style-name="P173"/>
            <text:p text:style-name="P174"/>
            <text:p text:style-name="P175"/>
            <text:p text:style-name="P176"/>
            <text:p text:style-name="P177"/>
            <text:list text:style-name="LFO11" text:continue-numbering="true">
              <text:list-item>
                <text:p text:style-name="P178">實習觀察及心得：</text:p>
              </text:list-item>
            </text:list>
            <text:p text:style-name="P179"/>
            <text:p text:style-name="P180"/>
            <text:p text:style-name="P181"/>
            <text:p text:style-name="P182"/>
            <text:p text:style-name="P183"/>
            <text:p text:style-name="P184"/>
            <text:soft-page-break/>
            <text:list text:style-name="LFO11" text:continue-numbering="true">
              <text:list-item>
                <text:p text:style-name="P185"><text:span text:style-name="T186">實習</text:span><text:span text:style-name="T187">發掘的</text:span><text:span text:style-name="T188">問題</text:span><text:span text:style-name="T189">及建議</text:span><text:span text:style-name="T190">：</text:span></text:p>
              </text:list-item>
            </text:list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</table:table-cell>
        </table:table-row>
        <text:soft-page-break/>
        <table:table-row table:style-name="TableRow197">
          <table:table-cell table:style-name="TableCell198">
            <text:p text:style-name="P199">月<text:s text:c="2"/>日(週一)</text:p>
            <text:p text:style-name="P200">至</text:p>
            <text:p text:style-name="P201"><text:span text:style-name="T202">月</text:span><text:span text:style-name="T203"><text:s text:c="2"/></text:span><text:span text:style-name="T204">日</text:span><text:span text:style-name="T205">(</text:span><text:span text:style-name="T206">週五</text:span><text:span text:style-name="T207">)</text:span></text:p>
          </table:table-cell>
          <table:table-cell table:style-name="TableCell208">
            <text:list text:style-name="LFO11" text:continue-numbering="true">
              <text:list-item>
                <text:p text:style-name="P209">實習內容：</text:p>
              </text:list-item>
            </text:list>
            <text:p text:style-name="P210"/>
            <text:p text:style-name="P211"/>
            <text:p text:style-name="P212"/>
            <text:p text:style-name="P213"/>
            <text:p text:style-name="P214"/>
            <text:list text:style-name="LFO11" text:continue-numbering="true">
              <text:list-item>
                <text:p text:style-name="P215">實習觀察及心得：</text:p>
              </text:list-item>
            </text:list>
            <text:p text:style-name="P216"/>
            <text:p text:style-name="P217"/>
            <text:p text:style-name="P218"/>
            <text:p text:style-name="P219"/>
            <text:p text:style-name="P220"/>
            <text:list text:style-name="LFO11" text:continue-numbering="true">
              <text:list-item>
                <text:p text:style-name="P221"><text:span text:style-name="T222">實習</text:span><text:span text:style-name="T223">發掘的</text:span><text:span text:style-name="T224">問題</text:span><text:span text:style-name="T225">及建議</text:span><text:span text:style-name="T226">：</text:span></text:p>
              </text:list-item>
            </text:list>
            <text:p text:style-name="P227"/>
            <text:p text:style-name="P228"/>
            <text:p text:style-name="P229"/>
            <text:p text:style-name="P230"/>
            <text:p text:style-name="P231"/>
          </table:table-cell>
        </table:table-row>
        <table:table-row table:style-name="TableRow232">
          <table:table-cell table:style-name="TableCell233">
            <text:p text:style-name="P234">月<text:s text:c="2"/>日(週一)</text:p>
            <text:p text:style-name="P235">至</text:p>
            <text:p text:style-name="P236"><text:span text:style-name="T237">月</text:span><text:span text:style-name="T238"><text:s text:c="2"/></text:span><text:span text:style-name="T239">日</text:span><text:span text:style-name="T240">(</text:span><text:span text:style-name="T241">週五</text:span><text:span text:style-name="T242">)</text:span></text:p>
          </table:table-cell>
          <table:table-cell table:style-name="TableCell243">
            <text:list text:style-name="LFO11" text:continue-numbering="true">
              <text:list-item>
                <text:p text:style-name="P244">實習內容：</text:p>
              </text:list-item>
            </text:list>
            <text:p text:style-name="P245"/>
            <text:p text:style-name="P246"/>
            <text:p text:style-name="P247"/>
            <text:p text:style-name="P248"/>
            <text:p text:style-name="P249"/>
            <text:list text:style-name="LFO11" text:continue-numbering="true">
              <text:list-item>
                <text:p text:style-name="P250">實習觀察及心得：</text:p>
              </text:list-item>
            </text:list>
            <text:p text:style-name="P251"/>
            <text:p text:style-name="P252"/>
            <text:p text:style-name="P253"/>
            <text:p text:style-name="P254"/>
            <text:p text:style-name="P255"/>
            <text:list text:style-name="LFO11" text:continue-numbering="true">
              <text:list-item>
                <text:p text:style-name="P256"><text:span text:style-name="T257">實習</text:span><text:span text:style-name="T258">發掘的</text:span><text:span text:style-name="T259">問題</text:span><text:span text:style-name="T260">及建議</text:span><text:span text:style-name="T261">：</text:span></text:p>
              </text:list-item>
            </text:list>
            <text:p text:style-name="P262"/>
            <text:p text:style-name="P263"/>
            <text:p text:style-name="P264"/>
            <text:p text:style-name="P265"/>
          </table:table-cell>
        </table:table-row>
        <text:soft-page-break/>
        <table:table-row table:style-name="TableRow266">
          <table:table-cell table:style-name="TableCell267">
            <text:p text:style-name="P268">月<text:s text:c="2"/>日(週一)</text:p>
            <text:p text:style-name="P269">至</text:p>
            <text:p text:style-name="P270"><text:span text:style-name="T271">月</text:span><text:span text:style-name="T272"><text:s text:c="2"/></text:span><text:span text:style-name="T273">日</text:span><text:span text:style-name="T274">(</text:span><text:span text:style-name="T275">週五</text:span><text:span text:style-name="T276">)</text:span></text:p>
          </table:table-cell>
          <table:table-cell table:style-name="TableCell277">
            <text:list text:style-name="LFO11" text:continue-numbering="true">
              <text:list-item>
                <text:p text:style-name="P278">實習內容：</text:p>
              </text:list-item>
            </text:list>
            <text:p text:style-name="P279"/>
            <text:p text:style-name="P280"/>
            <text:p text:style-name="P281"/>
            <text:p text:style-name="P282"/>
            <text:p text:style-name="P283"/>
            <text:list text:style-name="LFO11" text:continue-numbering="true">
              <text:list-item>
                <text:p text:style-name="P284">實習觀察及心得：</text:p>
              </text:list-item>
            </text:list>
            <text:p text:style-name="P285"/>
            <text:p text:style-name="P286"/>
            <text:p text:style-name="P287"/>
            <text:p text:style-name="P288"/>
            <text:p text:style-name="P289"/>
            <text:list text:style-name="LFO11" text:continue-numbering="true">
              <text:list-item>
                <text:p text:style-name="P290"><text:span text:style-name="T291">實習</text:span><text:span text:style-name="T292">發掘的</text:span><text:span text:style-name="T293">問題</text:span><text:span text:style-name="T294">及建議</text:span><text:span text:style-name="T295">：</text:span></text:p>
              </text:list-item>
            </text:list>
            <text:p text:style-name="P296"/>
            <text:p text:style-name="P297"/>
            <text:p text:style-name="P298"/>
            <text:p text:style-name="P299"/>
            <text:p text:style-name="P300"/>
          </table:table-cell>
        </table:table-row>
        <table:table-row table:style-name="TableRow301">
          <table:table-cell table:style-name="TableCell302">
            <text:p text:style-name="P303">實習機構主管</text:p>
            <text:p text:style-name="P304"><text:span text:style-name="T305">建議事項</text:span></text:p>
          </table:table-cell>
          <table:table-cell table:style-name="TableCell306">
            <text:p text:style-name="P307"/>
          </table:table-cell>
        </table:table-row>
      </table:table>
      <text:p text:style-name="P308"/>
      <text:p text:style-name="P309"/>
      <text:p text:style-name="P310"><text:span text:style-name="T311">實習</text:span><text:span text:style-name="T312">機構主管簽章：</text:span><text:span text:style-name="T313"><text:s text:c="21"/></text:span></text:p>
      <text:p text:style-name="P314"/>
      <text:p text:style-name="P315">說明：</text:p>
      <text:list text:style-name="LFO9" text:continue-numbering="true">
        <text:list-item>
          <text:p text:style-name="P316">請依實習輔導老師及實習機構單位主管需求，確實填寫後交由實習機構主管審閱後簽章確認。</text:p>
        </text:list-item>
        <text:list-item>
          <text:p text:style-name="P317"><text:span text:style-name="T318">請依實習期間長短自行增減</text:span><text:span text:style-name="T319">紀</text:span><text:span text:style-name="T320">錄</text:span><text:span text:style-name="T321">，並於</text:span><text:span text:style-name="T322">實習結束後送回系辦公室，作為輔導老師</text:span><text:span text:style-name="T323">輔導及</text:span><text:span text:style-name="T324">評核</text:span><text:span text:style-name="T325">之依據</text:span><text:span text:style-name="T326">。</text:span></text:p>
        </text:list-item>
      </text:list>
      <text:p text:style-name="P327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實習</text:span><text:span text:style-name="T334">輔導老師簽章：</text:span><text:span text:style-name="T335"><text:s text:c="23"/></text:span></text:p>
          </table:table-cell>
        </table:table-row>
      </table:table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>
      <style:text-properties style:letter-kerning="true" fo:font-size="12pt" style:font-size-asian="12pt" style:font-size-complex="12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>
      <style:text-properties fo:font-weight="bold" style:font-weight-asian="bold" style:font-weight-complex="bold" style:letter-kerning="true" fo:font-size="12pt" style:font-size-asian="12pt" style:font-size-complex="12pt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Times New Roman" style:font-name-complex="Times New Roman" fo:font-size="12pt" style:font-size-asian="12pt"/>
    </style:style>
    <style:style style:name="WW_CharLFO10LVL1" style:family="text">
      <style:text-properties style:font-name="標楷體" style:font-name-asian="標楷體" style:font-name-complex="Times New Roman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951in" text:list-level-position-and-space-mode="label-alignment">
          <style:list-level-label-alignment text:label-followed-by="listtab" fo:margin-left="0.5451in" fo:text-indent="-0.295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3972in" text:min-label-width="0.25in" text:list-level-position-and-space-mode="label-alignment">
          <style:list-level-label-alignment text:label-followed-by="listtab" fo:margin-left="0.647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305in" text:min-label-width="0.3333in" text:list-level-position-and-space-mode="label-alignment">
          <style:list-level-label-alignment text:label-followed-by="listtab" fo:margin-left="1.063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38in" text:min-label-width="0.3333in" text:list-level-position-and-space-mode="label-alignment">
          <style:list-level-label-alignment text:label-followed-by="listtab" fo:margin-left="1.3972in" fo:text-indent="-0.3333in"/>
        </style:list-level-properties>
      </text:list-level-style-number>
      <text:list-level-style-number text:level="4" style:num-suffix="." style:num-format="1">
        <style:list-level-properties text:space-before="1.3972in" text:min-label-width="0.3333in" text:list-level-position-and-space-mode="label-alignment">
          <style:list-level-label-alignment text:label-followed-by="listtab" fo:margin-left="1.730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305in" text:min-label-width="0.3333in" text:list-level-position-and-space-mode="label-alignment">
          <style:list-level-label-alignment text:label-followed-by="listtab" fo:margin-left="2.063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38in" text:min-label-width="0.3333in" text:list-level-position-and-space-mode="label-alignment">
          <style:list-level-label-alignment text:label-followed-by="listtab" fo:margin-left="2.3972in" fo:text-indent="-0.3333in"/>
        </style:list-level-properties>
      </text:list-level-style-number>
      <text:list-level-style-number text:level="7" style:num-suffix="." style:num-format="1">
        <style:list-level-properties text:space-before="2.3972in" text:min-label-width="0.3333in" text:list-level-position-and-space-mode="label-alignment">
          <style:list-level-label-alignment text:label-followed-by="listtab" fo:margin-left="2.730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305in" text:min-label-width="0.3333in" text:list-level-position-and-space-mode="label-alignment">
          <style:list-level-label-alignment text:label-followed-by="listtab" fo:margin-left="3.063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38in" text:min-label-width="0.3333in" text:list-level-position-and-space-mode="label-alignment">
          <style:list-level-label-alignment text:label-followed-by="listtab" fo:margin-left="3.3972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3958in" text:min-label-width="0.3333in" text:list-level-position-and-space-mode="label-alignment">
          <style:list-level-label-alignment text:label-followed-by="listtab" fo:margin-left="0.7291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91in" text:min-label-width="0.3333in" text:list-level-position-and-space-mode="label-alignment">
          <style:list-level-label-alignment text:label-followed-by="listtab" fo:margin-left="1.06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25in" text:min-label-width="0.3333in" text:list-level-position-and-space-mode="label-alignment">
          <style:list-level-label-alignment text:label-followed-by="listtab" fo:margin-left="1.3958in" fo:text-indent="-0.3333in"/>
        </style:list-level-properties>
      </text:list-level-style-number>
      <text:list-level-style-number text:level="4" style:num-suffix="." style:num-format="1">
        <style:list-level-properties text:space-before="1.3958in" text:min-label-width="0.3333in" text:list-level-position-and-space-mode="label-alignment">
          <style:list-level-label-alignment text:label-followed-by="listtab" fo:margin-left="1.729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7" style:num-suffix="." style:num-format="1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25in" text:min-label-width="0.3333in" text:list-level-position-and-space-mode="label-alignment">
          <style:list-level-label-alignment text:label-followed-by="listtab" fo:margin-left="3.3958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bullet text:level="1" text:style-name="WW_CharLFO10LVL1" text:bullet-char="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784in" fo:margin-left="0.5118in" fo:margin-bottom="0.0395in" fo:margin-right="0.5118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8in"/>
      </style:header-style>
      <style:footer-style>
        <style:header-footer-properties style:dynamic-spacing="true" fo:min-height="0.2756in"/>
      </style:footer-style>
    </style:page-layout>
    <style:style style:name="P2" style:parent-style-name="頁首" style:family="paragraph">
      <style:paragraph-properties fo:text-align="end" fo:margin-right="0.0833in"/>
    </style:style>
    <style:style style:name="P3" style:parent-style-name="頁尾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107.03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虎尾科技大學學生實習日誌(範本)</dc:title>
    <dc:subject/>
    <meta:initial-creator>1451</meta:initial-creator>
    <dc:creator>Windows 使用者</dc:creator>
    <meta:creation-date>2018-05-10T08:54:00Z</meta:creation-date>
    <dc:date>2018-05-10T08:54:00Z</dc:date>
    <meta:print-date>2015-03-03T03:07:00Z</meta:print-date>
    <meta:template xlink:href="Normal.dotm" xlink:type="simple"/>
    <meta:editing-cycles>2</meta:editing-cycles>
    <meta:editing-duration>PT0S</meta:editing-duration>
    <meta:document-statistic meta:page-count="3" meta:paragraph-count="1" meta:word-count="124" meta:character-count="833" meta:row-count="5" meta:non-whitespace-character-count="710"/>
  </office:meta>
</office:document-meta>
</file>